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public-prope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public-prope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702">
            <text:p>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702">
            <text:p>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89">
            <text:p>9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67">
            <text:p>24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595">
            <text:p>445595</text:p>
          </table:table-cell>
          <table:table-cell table:style-name="ce21" office:value-type="string">
            <text:p>Banner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979">
            <text:p>3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4">
            <text:p>2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548">
            <text:p>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224">
            <text:p>12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93">
            <text:p>47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84">
            <text:p>3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5">
            <text:p>8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8">
            <text:p>7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2">
            <text:p>9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972">
            <text:p>9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07">
            <text:p>6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1">
            <text:p>10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574">
            <text:p>5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4">
            <text:p>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889">
            <text:p>29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167">
            <text:p>5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167">
            <text:p>5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8">
            <text:p>1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61">
            <text:p>10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2">
            <text:p>3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1">
            <text:p>5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98">
            <text:p>177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9">
            <text:p>44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56">
            <text:p>5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856">
            <text:p>5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8">
            <text:p>23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5">
            <text:p>1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93">
            <text:p>35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98">
            <text:p>2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56">
            <text:p>29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29">
            <text:p>40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238">
            <text:p>6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625">
            <text:p>21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40">
            <text:p>2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63">
            <text:p>15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63">
            <text:p>15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1">
            <text:p>4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20">
            <text:p>9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46">
            <text:p>1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930">
            <text:p>29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2930">
            <text:p>29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0">
            <text:p>4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4080">
            <text:p>4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74">
            <text:p>13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07">
            <text:p>4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70">
            <text:p>19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565">
            <text:p>5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7">
            <text:p>3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62">
            <text:p>3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162">
            <text:p>5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80">
            <text:p>35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1">
            <text:p>7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361">
            <text:p>1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43">
            <text:p>20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18">
            <text:p>9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62">
            <text:p>48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935">
            <text:p>9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96">
            <text:p>44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431">
            <text:p>24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872">
            <text:p>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2">
            <text:p>4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9">
            <text:p>15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7">
            <text:p>14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65">
            <text:p>8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49">
            <text:p>2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880">
            <text:p>28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public-proper" style:display-name="PageStyle_criminal-offenses-public-prope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